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80b5" officeooo:paragraph-rsid="001e80b5"/>
    </style:style>
    <style:style style:name="P2" style:family="paragraph" style:parent-style-name="Subtitle">
      <style:text-properties officeooo:rsid="001e80b5" officeooo:paragraph-rsid="001e80b5"/>
    </style:style>
    <style:style style:name="P3" style:family="paragraph" style:parent-style-name="Title">
      <style:text-properties officeooo:rsid="001e80b5" officeooo:paragraph-rsid="001e80b5"/>
    </style:style>
    <style:style style:name="P4" style:family="paragraph" style:parent-style-name="Text_20_body" style:list-style-name="L1">
      <style:text-properties officeooo:rsid="001e80b5" officeooo:paragraph-rsid="001e80b5"/>
    </style:style>
    <style:style style:name="P5" style:family="paragraph" style:parent-style-name="Text_20_body" style:list-style-name="L2">
      <style:text-properties officeooo:rsid="001e80b5" officeooo:paragraph-rsid="001e80b5"/>
    </style:style>
    <style:style style:name="P6" style:family="paragraph" style:parent-style-name="Text_20_body" style:list-style-name="L2">
      <style:text-properties officeooo:rsid="001e80b5" officeooo:paragraph-rsid="00231c30"/>
    </style:style>
    <style:style style:name="P7" style:family="paragraph" style:parent-style-name="Text_20_body" style:list-style-name="L3">
      <style:text-properties officeooo:rsid="001e80b5" officeooo:paragraph-rsid="001e80b5"/>
    </style:style>
    <style:style style:name="P8" style:family="paragraph" style:parent-style-name="Text_20_body" style:list-style-name="L2">
      <style:text-properties officeooo:paragraph-rsid="001e80b5"/>
    </style:style>
    <style:style style:name="P9" style:family="paragraph" style:parent-style-name="Text_20_body" style:list-style-name="L4">
      <style:text-properties officeooo:rsid="0020820c" officeooo:paragraph-rsid="0020820c"/>
    </style:style>
    <style:style style:name="P10" style:family="paragraph" style:parent-style-name="Text_20_body" style:list-style-name="L5">
      <style:text-properties officeooo:rsid="0020820c" officeooo:paragraph-rsid="0020820c"/>
    </style:style>
    <style:style style:name="P11" style:family="paragraph" style:parent-style-name="Text_20_body" style:list-style-name="L6">
      <style:text-properties officeooo:rsid="0020820c" officeooo:paragraph-rsid="0020820c"/>
    </style:style>
    <style:style style:name="P12" style:family="paragraph" style:parent-style-name="Text_20_body" style:list-style-name="L7">
      <style:text-properties officeooo:rsid="0020820c" officeooo:paragraph-rsid="0020820c"/>
    </style:style>
    <style:style style:name="P13" style:family="paragraph" style:parent-style-name="Text_20_body" style:list-style-name="L6">
      <style:text-properties officeooo:rsid="0021bc16" officeooo:paragraph-rsid="0021bc16"/>
    </style:style>
    <style:style style:name="P14" style:family="paragraph" style:parent-style-name="Text_20_body" style:list-style-name="L8">
      <style:text-properties officeooo:rsid="0021bc16" officeooo:paragraph-rsid="0021bc16"/>
    </style:style>
    <style:style style:name="P15" style:family="paragraph" style:parent-style-name="Text_20_body" style:list-style-name="L7">
      <style:text-properties officeooo:rsid="0021bc16" officeooo:paragraph-rsid="0021bc16"/>
    </style:style>
    <style:style style:name="P16" style:family="paragraph" style:parent-style-name="Text_20_body" style:list-style-name="L9">
      <style:text-properties officeooo:rsid="0023e0f5" officeooo:paragraph-rsid="0023e0f5"/>
    </style:style>
    <style:style style:name="P17" style:family="paragraph" style:parent-style-name="Text_20_body" style:list-style-name="L2">
      <style:text-properties officeooo:rsid="0023e0f5" officeooo:paragraph-rsid="0023e0f5"/>
    </style:style>
    <style:style style:name="P18" style:family="paragraph" style:parent-style-name="Text_20_body" style:list-style-name="L5">
      <style:text-properties officeooo:rsid="0023e0f5" officeooo:paragraph-rsid="0023e0f5"/>
    </style:style>
    <style:style style:name="P19" style:family="paragraph" style:parent-style-name="Text_20_body" style:list-style-name="L1">
      <style:text-properties officeooo:rsid="0023e0f5" officeooo:paragraph-rsid="0023e0f5"/>
    </style:style>
    <style:style style:name="P20" style:family="paragraph" style:parent-style-name="Text_20_body" style:list-style-name="L10">
      <style:text-properties officeooo:rsid="0023e0f5" officeooo:paragraph-rsid="0023e0f5"/>
    </style:style>
    <style:style style:name="P21" style:family="paragraph" style:parent-style-name="Text_20_body" style:list-style-name="L10">
      <style:text-properties officeooo:rsid="00257a15" officeooo:paragraph-rsid="00257a15"/>
    </style:style>
    <style:style style:name="P22" style:family="paragraph" style:parent-style-name="Text_20_body" style:list-style-name="L11">
      <style:text-properties officeooo:rsid="00257a15" officeooo:paragraph-rsid="00257a15"/>
    </style:style>
    <style:style style:name="P23" style:family="paragraph" style:parent-style-name="Text_20_body" style:list-style-name="L11">
      <style:text-properties officeooo:rsid="00257a15" officeooo:paragraph-rsid="002653c7"/>
    </style:style>
    <style:style style:name="P24" style:family="paragraph" style:parent-style-name="Text_20_body" style:list-style-name="L4">
      <style:text-properties officeooo:rsid="00257a15" officeooo:paragraph-rsid="00257a15"/>
    </style:style>
    <style:style style:name="P25" style:family="paragraph" style:parent-style-name="Text_20_body" style:list-style-name="L6">
      <style:text-properties officeooo:rsid="002653c7" officeooo:paragraph-rsid="002653c7"/>
    </style:style>
    <style:style style:name="P26" style:family="paragraph" style:parent-style-name="Text_20_body" style:list-style-name="L2">
      <style:text-properties officeooo:rsid="002653c7" officeooo:paragraph-rsid="002653c7"/>
    </style:style>
    <style:style style:name="P27" style:family="paragraph" style:parent-style-name="Heading_20_1">
      <style:text-properties officeooo:rsid="001e80b5" officeooo:paragraph-rsid="001e80b5"/>
    </style:style>
    <style:style style:name="P28" style:family="paragraph" style:parent-style-name="Heading_20_1">
      <style:text-properties officeooo:rsid="001e80b5" officeooo:paragraph-rsid="0020820c"/>
    </style:style>
    <style:style style:name="P29" style:family="paragraph" style:parent-style-name="Heading_20_1">
      <style:text-properties officeooo:rsid="0020820c" officeooo:paragraph-rsid="0020820c"/>
    </style:style>
    <style:style style:name="T1" style:family="text">
      <style:text-properties officeooo:rsid="001e80b5"/>
    </style:style>
    <style:style style:name="T2" style:family="text">
      <style:text-properties officeooo:rsid="0020820c"/>
    </style:style>
    <style:style style:name="T3" style:family="text">
      <style:text-properties officeooo:rsid="0021bc16"/>
    </style:style>
    <style:style style:name="T4" style:family="text">
      <style:text-properties officeooo:rsid="0023e0f5"/>
    </style:style>
    <style:style style:name="T5" style:family="text">
      <style:text-properties fo:font-weight="bold"/>
    </style:style>
    <style:style style:name="T6" style:family="text">
      <style:text-properties fo:font-weight="bold" officeooo:rsid="0023e0f5"/>
    </style:style>
    <style:style style:name="T7" style:family="text">
      <style:text-properties officeooo:rsid="00257a1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653c7"/>
    </style:style>
    <style:style style:name="T10" style:family="text">
      <style:text-properties officeooo:rsid="00283a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Vision</text:p>
      <text:p text:style-name="P2">In FRC Robot Designs</text:p>
      <text:h text:style-name="P27" text:outline-level="1">Goal</text:h>
      <text:p text:style-name="P1">Develop a software/hardware sub-system that can be used for computer vision based auto-targeting and FRC field element recognition</text:p>
      <text:h text:style-name="P27" text:outline-level="1">Requirements</text:h>
      <text:list xml:id="list678158080420321038" text:style-name="L1">
        <text:list-item>
          <text:p text:style-name="P4">Solution needs to operate in real time <text:span text:style-name="T7">on real hardware</text:span></text:p>
        </text:list-item>
        <text:list-item>
          <text:p text:style-name="P4">Solution needs to be supported in simulation as well as real hardware</text:p>
        </text:list-item>
        <text:list-item>
          <text:p text:style-name="P19"><text:span text:style-name="T1">Solution must </text:span>offer basic image processing libraries</text:p>
        </text:list-item>
        <text:list-item>
          <text:p text:style-name="P4">Solution needs to be low cost</text:p>
        </text:list-item>
      </text:list>
      <text:h text:style-name="P29" text:outline-level="1">Desirable Features</text:h>
      <text:list xml:id="list860054129438471620" text:style-name="L5">
        <text:list-item>
          <text:p text:style-name="P10">Can segment objects <text:span text:style-name="T7">(“particles”) </text:span>from images (using filters, moment analysis etc.)</text:p>
        </text:list-item>
        <text:list-item>
          <text:p text:style-name="P10">Can identify specific objects in images (e.g. target tape pattern, tokes etc.)</text:p>
        </text:list-item>
        <text:list-item>
          <text:p text:style-name="P10">Object identification accuracy can be improved by training</text:p>
        </text:list-item>
        <text:list-item>
          <text:p text:style-name="P18"><text:span text:style-name="T7">Offers </text:span>Multi-Processor Support (multi-core cpus, GPUs)</text:p>
        </text:list-item>
      </text:list>
      <text:h text:style-name="P28" text:outline-level="1"><text:span text:style-name="T7">Available </text:span>Software packages <text:span text:style-name="T4">and APIs</text:span></text:h>
      <text:list xml:id="list4249689349305302187" text:style-name="L2">
        <text:list-item>
          <text:p text:style-name="P8"><text:span text:style-name="T1">CUDA (</text:span><text:span text:style-name="T8">Compute Unified Device Architecture</text:span><text:span text:style-name="T6">)</text:span></text:p>
        </text:list-item>
      </text:list>
      <text:list xml:id="list2405044186350371774" text:style-name="L9">
        <text:list-item>
          <text:p text:style-name="P16">C++ API that includes compiler directives that support multi-processing</text:p>
        </text:list-item>
        <text:list-item>
          <text:p text:style-name="P16">Only supported on NVIDIA hardware (graphics boards) </text:p>
        </text:list-item>
      </text:list>
      <text:list xml:id="list145502775678597" text:continue-list="list4249689349305302187" text:style-name="L2">
        <text:list-item>
          <text:p text:style-name="P6"><text:span text:style-name="T2">cuDNN (NVIDIA Deep Neural Network Library) </text:span></text:p>
        </text:list-item>
      </text:list>
      <text:list xml:id="list4506869283036308773" text:style-name="L10">
        <text:list-item>
          <text:p text:style-name="P20">Provides high level API for “deep learning” programming </text:p>
        </text:list-item>
        <text:list-item>
          <text:p text:style-name="P20"><text:span text:style-name="T7">U</text:span>ses CUDA compute engine as back end </text:p>
        </text:list-item>
        <text:list-item>
          <text:p text:style-name="P21">Only supported on NVIDIA hardware</text:p>
        </text:list-item>
      </text:list>
      <text:list xml:id="list145503884768996" text:continue-list="list145502775678597" text:style-name="L2">
        <text:list-item>
          <text:p text:style-name="P17">Caffe <text:span text:style-name="T7">(Deep learning Framework)</text:span></text:p>
        </text:list-item>
      </text:list>
      <text:list xml:id="list5543021384064175421" text:style-name="L11">
        <text:list-item>
          <text:p text:style-name="P22">Developed by the Berkley Learning and Vision Center</text:p>
        </text:list-item>
        <text:list-item>
          <text:p text:style-name="P22"><text:soft-page-break/>Provides Python or Matlab API shell to CUDA(GPU) or OpenCL(CPU only) compute engines</text:p>
        </text:list-item>
        <text:list-item>
          <text:p text:style-name="P23">Caffe-cuDNN requires top-end NVIDIA hardware <text:span text:style-name="T9">for training </text:span></text:p>
        </text:list-item>
        <text:list-item>
          <text:p text:style-name="P23"><text:span text:style-name="T9">Trained networks can be deployed</text:span> <text:span text:style-name="T9">on lower-end NVIDIA hardware</text:span> <text:span text:style-name="T9">(e.g. </text:span>Jetson)</text:p>
        </text:list-item>
      </text:list>
      <text:list xml:id="list145502606104754" text:continue-list="list145503884768996" text:style-name="L2">
        <text:list-item>
          <text:p text:style-name="P6"><text:span text:style-name="T2">Digits (graphical interface for deep learning)</text:span></text:p>
        </text:list-item>
      </text:list>
      <text:list xml:id="list8358988343000544492" text:style-name="L4">
        <text:list-item>
          <text:p text:style-name="P9">Requires <text:span text:style-name="T7">top-end NVIDIA</text:span> hardware and software</text:p>
        </text:list-item>
        <text:list-item>
          <text:p text:style-name="P24">Trained networks can be deployed on lower level hardware (e.g. Jetson)</text:p>
        </text:list-item>
        <text:list-item>
          <text:p text:style-name="P9">Supports “deep learning” algorithms (Neural networks)</text:p>
        </text:list-item>
      </text:list>
      <text:list xml:id="list145502646803218" text:continue-list="list145502606104754" text:style-name="L2">
        <text:list-item>
          <text:p text:style-name="P5">OpenCL <text:span text:style-name="T7">(Open Computing Language)</text:span></text:p>
        </text:list-item>
      </text:list>
      <text:list xml:id="list5357982629480300868" text:style-name="L6">
        <text:list-item>
          <text:p text:style-name="P11">Open source <text:span text:style-name="T7">alternative to CUDA</text:span></text:p>
        </text:list-item>
        <text:list-item>
          <text:p text:style-name="P25">Runs on most hardware platforms (AMD,NVIDIA,INTEL)</text:p>
        </text:list-item>
      </text:list>
      <text:list xml:id="list145503155794651" text:continue-list="list145502646803218" text:style-name="L2">
        <text:list-item>
          <text:p text:style-name="P26">OpenCV (Open Computer Vision)</text:p>
        </text:list-item>
      </text:list>
      <text:list xml:id="list145503941415438" text:continue-list="list5357982629480300868" text:style-name="L6">
        <text:list-item>
          <text:p text:style-name="P11"><text:span text:style-name="T9">R</text:span>uns on most os platforms (Linux, OSX, Windows, Arm)</text:p>
        </text:list-item>
        <text:list-item>
          <text:p text:style-name="P13">Supports image filtering</text:p>
        </text:list-item>
        <text:list-item>
          <text:p text:style-name="P13">May also support object identification and training (need to investigate)</text:p>
        </text:list-item>
      </text:list>
      <text:list xml:id="list145502386872107" text:continue-list="list145503155794651" text:style-name="L2">
        <text:list-item>
          <text:p text:style-name="P5">IMAQ <text:span text:style-name="T2">(ni-vision)</text:span></text:p>
        </text:list-item>
      </text:list>
      <text:list xml:id="list7314693919723049697" text:style-name="L7">
        <text:list-item>
          <text:p text:style-name="P12">National Instruments proprietary software (commercial)</text:p>
        </text:list-item>
        <text:list-item>
          <text:p text:style-name="P12">Only supported on RoboRio <text:span text:style-name="T3">hardware </text:span></text:p>
        </text:list-item>
        <text:list-item>
          <text:p text:style-name="P15">No possibility of simulation support</text:p>
        </text:list-item>
        <text:list-item>
          <text:p text:style-name="P12">Supports object segmentation only (<text:span text:style-name="T3">no object classification or training)</text:span></text:p>
        </text:list-item>
      </text:list>
      <text:list xml:id="list145503072302964" text:continue-list="list145502386872107" text:style-name="L2">
        <text:list-item>
          <text:p text:style-name="P5">GRIP</text:p>
        </text:list-item>
      </text:list>
      <text:list xml:id="list2968811928850120146" text:style-name="L8">
        <text:list-item>
          <text:p text:style-name="P14">Recently adopted by First as an alternate image processing package (over ni-vision)</text:p>
        </text:list-item>
        <text:list-item>
          <text:p text:style-name="P14">Uses OpenC<text:span text:style-name="T10">V</text:span> based image processing engine</text:p>
        </text:list-item>
        <text:list-item>
          <text:p text:style-name="P14">Can be built from source on Windows and Linux</text:p>
        </text:list-item>
        <text:list-item>
          <text:p text:style-name="P14">Has GUI tuning application and headless implementation for deployment</text:p>
        </text:list-item>
      </text:list>
      <text:h text:style-name="P27" text:outline-level="1"><text:span text:style-name="T2">Candidate </text:span>Hardware platforms</text:h>
      <text:list xml:id="list7112214372269834088" text:style-name="L3">
        <text:list-item>
          <text:p text:style-name="P7">Desktop Multicore CPU</text:p>
        </text:list-item>
        <text:list-item>
          <text:p text:style-name="P7"><text:soft-page-break/>Raspberry PI</text:p>
        </text:list-item>
        <text:list-item>
          <text:p text:style-name="P7">Jetson GPU accelerator</text:p>
        </text:list-item>
        <text:list-item>
          <text:p text:style-name="P7">Robo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2:26.804601245</meta:creation-date>
    <dc:date>2016-05-13T14:55:01.997121522</dc:date>
    <meta:editing-duration>PT4H26M5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53" meta:word-count="385" meta:character-count="2461" meta:non-whitespace-character-count="2168"/>
  </office:meta>
</office:document-meta>
</file>